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07dd1" officeooo:paragraph-rsid="00207dd1"/>
    </style:style>
    <style:style style:name="P2" style:family="paragraph" style:parent-style-name="Standard" style:list-style-name="L1">
      <style:text-properties officeooo:rsid="00207dd1" officeooo:paragraph-rsid="00207dd1"/>
    </style:style>
    <style:style style:name="P3" style:family="paragraph" style:parent-style-name="Standard" style:list-style-name="L3">
      <style:text-properties officeooo:rsid="00207dd1" officeooo:paragraph-rsid="00207dd1"/>
    </style:style>
    <style:style style:name="P4" style:family="paragraph" style:parent-style-name="Standard" style:list-style-name="L4">
      <style:text-properties officeooo:rsid="00207dd1" officeooo:paragraph-rsid="00207dd1"/>
    </style:style>
    <style:style style:name="P5" style:family="paragraph" style:parent-style-name="Standard" style:list-style-name="L4">
      <style:text-properties officeooo:rsid="00207dd1" officeooo:paragraph-rsid="0021e0be"/>
    </style:style>
    <style:style style:name="P6" style:family="paragraph" style:parent-style-name="Standard" style:list-style-name="L5">
      <style:text-properties officeooo:rsid="00207dd1" officeooo:paragraph-rsid="00207dd1"/>
    </style:style>
    <style:style style:name="P7" style:family="paragraph" style:parent-style-name="Standard" style:list-style-name="L3">
      <style:text-properties officeooo:paragraph-rsid="00207dd1"/>
    </style:style>
    <style:style style:name="P8" style:family="paragraph" style:parent-style-name="Standard" style:list-style-name="L5">
      <style:text-properties officeooo:rsid="0021e0be" officeooo:paragraph-rsid="0021e0be"/>
    </style:style>
    <style:style style:name="T1" style:family="text">
      <style:text-properties officeooo:rsid="00207dd1"/>
    </style:style>
    <style:style style:name="T2" style:family="text">
      <style:text-properties officeooo:rsid="0021e0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lims:</text:p>
      <text:list xml:id="list17851743" text:style-name="L1">
        <text:list-item>
          <text:p text:style-name="P2">Requires JS, CSS knowledge</text:p>
        </text:list-item>
        <text:list-item>
          <text:p text:style-name="P2">Itself is a CSS framework</text:p>
        </text:list-item>
        <text:list-item>
          <text:p text:style-name="P2">Comes with its own CSS style</text:p>
        </text:list-item>
        <text:list-item>
          <text:p text:style-name="P2">Mobile First</text:p>
        </text:list-item>
      </text:list>
      <text:p text:style-name="P1"/>
      <text:p text:style-name="P1">Requirements:</text:p>
      <text:list xml:id="list2761256759" text:style-name="L3">
        <text:list-item>
          <text:p text:style-name="P7"><text:span text:style-name="T1">jQuery: </text:span><text:a xlink:type="simple" xlink:href="https://jquery.com/" text:style-name="Internet_20_link" text:visited-style-name="Visited_20_Internet_20_Link">https://jquery.com/</text:a>, <text:a xlink:type="simple" xlink:href="https://www.w3schools.com/whatis/whatis_jquery.asp" text:style-name="Internet_20_link" text:visited-style-name="Visited_20_Internet_20_Link">https://www.w3schools.com/whatis/whatis_jquery.asp</text:a></text:p>
        </text:list-item>
        <text:list-item>
          <text:p text:style-name="P7"><text:span text:style-name="T1">Popper.js: </text:span><text:a xlink:type="simple" xlink:href="https://popper.js.org/" text:style-name="Internet_20_link" text:visited-style-name="Visited_20_Internet_20_Link">https://popper.js.org/</text:a></text:p>
        </text:list-item>
        <text:list-item>
          <text:p text:style-name="P3">HTML5</text:p>
        </text:list-item>
        <text:list-item>
          <text:p text:style-name="P7"><text:span text:style-name="T1">CSS: </text:span><text:a xlink:type="simple" xlink:href="https://www.w3schools.com/whatis/whatis_css.asp" text:style-name="Internet_20_link" text:visited-style-name="Visited_20_Internet_20_Link">https://www.w3schools.com/whatis/whatis_css.asp</text:a></text:p>
        </text:list-item>
      </text:list>
      <text:p text:style-name="P1"/>
      <text:p text:style-name="P1">Introduce Topics (w examples):</text:p>
      <text:list xml:id="list3227469751" text:style-name="L4">
        <text:list-item>
          <text:p text:style-name="P4">JavaScript</text:p>
          <text:list>
            <text:list-item>
              <text:p text:style-name="P4">Type of language</text:p>
            </text:list-item>
            <text:list-item>
              <text:p text:style-name="P4">Use</text:p>
            </text:list-item>
            <text:list-item>
              <text:p text:style-name="P4">example</text:p>
            </text:list-item>
          </text:list>
        </text:list-item>
        <text:list-item>
          <text:p text:style-name="P4">HTML5</text:p>
          <text:list>
            <text:list-item>
              <text:p text:style-name="P4">Relation with XML</text:p>
            </text:list-item>
            <text:list-item>
              <text:p text:style-name="P4">Basic syntax</text:p>
            </text:list-item>
            <text:list-item>
              <text:p text:style-name="P4">Style</text:p>
            </text:list-item>
            <text:list-item>
              <text:p text:style-name="P4">Connection with CSS</text:p>
            </text:list-item>
          </text:list>
        </text:list-item>
        <text:list-item>
          <text:p text:style-name="P4">CSS</text:p>
          <text:list>
            <text:list-item>
              <text:p text:style-name="P4">Use</text:p>
            </text:list-item>
            <text:list-item>
              <text:p text:style-name="P4">Example</text:p>
            </text:list-item>
          </text:list>
        </text:list-item>
        <text:list-item>
          <text:p text:style-name="P5">Simple jQuery <text:span text:style-name="T2">and </text:span>Popper.js</text:p>
          <text:list>
            <text:list-item>
              <text:p text:style-name="P4">Why</text:p>
            </text:list-item>
            <text:list-item>
              <text:p text:style-name="P4">Tooltip use</text:p>
            </text:list-item>
          </text:list>
        </text:list-item>
      </text:list>
      <text:p text:style-name="P1">Bootstrap:</text:p>
      <text:list xml:id="list448896348" text:style-name="L5">
        <text:list-item>
          <text:p text:style-name="P6">Use</text:p>
        </text:list-item>
        <text:list-item>
          <text:p text:style-name="P8">Integration</text:p>
        </text:list-item>
        <text:list-item>
          <text:p text:style-name="P8">Functionality</text:p>
        </text:list-item>
        <text:list-item>
          <text:p text:style-name="P8">Exampl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00:22:31.824237274</meta:creation-date>
    <meta:generator>LibreOffice/6.0.7.3$Linux_X86_64 LibreOffice_project/00m0$Build-3</meta:generator>
    <dc:date>2020-07-09T00:35:57.269047465</dc:date>
    <meta:editing-duration>PT56S</meta:editing-duration>
    <meta:editing-cycles>1</meta:editing-cycles>
    <meta:document-statistic meta:table-count="0" meta:image-count="0" meta:object-count="0" meta:page-count="1" meta:paragraph-count="31" meta:word-count="89" meta:character-count="531" meta:non-whitespace-character-count="500"/>
  </office:meta>
</office:document-meta>
</file>